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7000001F5B2CFAEBF6A82E7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11.192cm" svg:height="13.256cm" draw:z-index="0"><draw:image xlink:href="Pictures/10000000000001A7000001F5B2CFAEBF6A82E7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16:59:31.518922662</meta:creation-date>
    <dc:date>2022-10-16T16:59:54.735236884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